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10" style:family="paragraph" style:parent-style-name="Standard">
      <style:text-properties fo:font-weight="bold" officeooo:rsid="002dcf1f" officeooo:paragraph-rsid="002dcf1f" style:font-weight-asian="bold" style:font-weight-complex="bold"/>
    </style:style>
    <style:style style:name="P11" style:family="paragraph" style:parent-style-name="Standard">
      <style:text-properties fo:font-weight="bold" officeooo:rsid="002fb22c" officeooo:paragraph-rsid="002fb22c" style:font-weight-asian="bold" style:font-weight-complex="bold"/>
    </style:style>
    <style:style style:name="P12" style:family="paragraph" style:parent-style-name="Standard">
      <style:text-properties fo:font-weight="bold" officeooo:rsid="0030829d" officeooo:paragraph-rsid="0030829d" style:font-weight-asian="bold" style:font-weight-complex="bold"/>
    </style:style>
    <style:style style:name="P13" style:family="paragraph" style:parent-style-name="Standard">
      <style:text-properties fo:font-weight="bold" officeooo:rsid="0032b82b" officeooo:paragraph-rsid="0032b82b" style:font-weight-asian="bold" style:font-weight-complex="bold"/>
    </style:style>
    <style:style style:name="P14" style:family="paragraph" style:parent-style-name="Standard">
      <style:text-properties fo:font-weight="bold" officeooo:rsid="0035590e" officeooo:paragraph-rsid="0035590e" style:font-weight-asian="bold" style:font-weight-complex="bold"/>
    </style:style>
    <style:style style:name="P15" style:family="paragraph" style:parent-style-name="Standard">
      <style:text-properties officeooo:rsid="00170ea5" officeooo:paragraph-rsid="00170ea5"/>
    </style:style>
    <style:style style:name="P16" style:family="paragraph" style:parent-style-name="Standard">
      <style:text-properties officeooo:rsid="0018c2ac" officeooo:paragraph-rsid="0018c2ac"/>
    </style:style>
    <style:style style:name="P17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8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9" style:family="paragraph" style:parent-style-name="Standard">
      <style:text-properties fo:font-weight="normal" officeooo:rsid="002dcf1f" officeooo:paragraph-rsid="002dcf1f" style:font-weight-asian="normal" style:font-weight-complex="normal"/>
    </style:style>
    <style:style style:name="P20" style:family="paragraph" style:parent-style-name="Standard">
      <style:text-properties fo:font-weight="normal" officeooo:rsid="002bcae5" officeooo:paragraph-rsid="002bcae5" style:font-weight-asian="normal" style:font-weight-complex="normal"/>
    </style:style>
    <style:style style:name="P21" style:family="paragraph" style:parent-style-name="Standard">
      <style:text-properties fo:font-weight="normal" officeooo:rsid="002fb22c" officeooo:paragraph-rsid="002fb22c" style:font-weight-asian="normal" style:font-weight-complex="normal"/>
    </style:style>
    <style:style style:name="P22" style:family="paragraph" style:parent-style-name="Standard">
      <style:text-properties fo:font-weight="normal" officeooo:rsid="002fb22c" officeooo:paragraph-rsid="0030829d" style:font-weight-asian="normal" style:font-weight-complex="normal"/>
    </style:style>
    <style:style style:name="P23" style:family="paragraph" style:parent-style-name="Standard">
      <style:text-properties fo:font-weight="normal" officeooo:rsid="0030829d" officeooo:paragraph-rsid="0030829d" style:font-weight-asian="normal" style:font-weight-complex="normal"/>
    </style:style>
    <style:style style:name="P24" style:family="paragraph" style:parent-style-name="Standard">
      <style:text-properties fo:font-weight="normal" officeooo:rsid="0032b82b" officeooo:paragraph-rsid="0032b82b" style:font-weight-asian="normal" style:font-weight-complex="normal"/>
    </style:style>
    <style:style style:name="P25" style:family="paragraph" style:parent-style-name="Standard">
      <style:text-properties fo:font-weight="normal" officeooo:rsid="00344949" officeooo:paragraph-rsid="00344949" style:font-weight-asian="normal" style:font-weight-complex="normal"/>
    </style:style>
    <style:style style:name="P26" style:family="paragraph" style:parent-style-name="Standard">
      <style:text-properties fo:font-weight="normal" officeooo:rsid="0035590e" officeooo:paragraph-rsid="0035590e" style:font-weight-asian="normal" style:font-weight-complex="normal"/>
    </style:style>
    <style:style style:name="P27" style:family="paragraph" style:parent-style-name="Standard">
      <style:text-properties officeooo:rsid="0019f36c" officeooo:paragraph-rsid="0019f36c"/>
    </style:style>
    <style:style style:name="P28" style:family="paragraph" style:parent-style-name="Standard">
      <style:text-properties officeooo:rsid="0020ca14" officeooo:paragraph-rsid="0020ca14"/>
    </style:style>
    <style:style style:name="P29" style:family="paragraph" style:parent-style-name="Standard">
      <style:text-properties officeooo:rsid="0021a172" officeooo:paragraph-rsid="0021a172"/>
    </style:style>
    <style:style style:name="P30" style:family="paragraph" style:parent-style-name="Standard">
      <style:text-properties officeooo:rsid="0021b253" officeooo:paragraph-rsid="0021b253"/>
    </style:style>
    <style:style style:name="P31" style:family="paragraph" style:parent-style-name="Standard">
      <style:text-properties officeooo:rsid="00227875" officeooo:paragraph-rsid="00227875"/>
    </style:style>
    <style:style style:name="P32" style:family="paragraph" style:parent-style-name="Standard">
      <style:text-properties officeooo:rsid="0024585a" officeooo:paragraph-rsid="0024585a"/>
    </style:style>
    <style:style style:name="P33" style:family="paragraph" style:parent-style-name="Standard">
      <style:text-properties officeooo:rsid="0025d1d5" officeooo:paragraph-rsid="0025d1d5"/>
    </style:style>
    <style:style style:name="P34" style:family="paragraph" style:parent-style-name="Standard">
      <style:text-properties officeooo:rsid="00299a5c" officeooo:paragraph-rsid="00299a5c"/>
    </style:style>
    <style:style style:name="P35" style:family="paragraph" style:parent-style-name="Standard">
      <style:text-properties officeooo:rsid="002a6133" officeooo:paragraph-rsid="002a6133"/>
    </style:style>
    <style:style style:name="P36" style:family="paragraph" style:parent-style-name="Standard">
      <style:text-properties officeooo:rsid="002b6b5a" officeooo:paragraph-rsid="002b6b5a"/>
    </style:style>
    <style:style style:name="P37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38" style:family="paragraph" style:parent-style-name="Standard">
      <style:text-properties officeooo:rsid="002bcae5" officeooo:paragraph-rsid="002bcae5"/>
    </style:style>
    <style:style style:name="P39" style:family="paragraph" style:parent-style-name="Standard">
      <style:text-properties fo:font-weight="normal" officeooo:rsid="0035590e" officeooo:paragraph-rsid="0035590e" style:font-weight-asian="normal" style:font-weight-complex="normal"/>
    </style:style>
    <style:style style:name="P40" style:family="paragraph" style:parent-style-name="Standard">
      <style:text-properties fo:font-weight="normal" officeooo:rsid="00356b9c" officeooo:paragraph-rsid="00356b9c" style:font-weight-asian="normal" style:font-weight-complex="normal"/>
    </style:style>
    <style:style style:name="P41" style:family="paragraph" style:parent-style-name="Standard">
      <style:text-properties fo:font-weight="normal" officeooo:rsid="0036187f" officeooo:paragraph-rsid="0036187f" style:font-weight-asian="normal" style:font-weight-complex="normal"/>
    </style:style>
    <style:style style:name="P42" style:family="paragraph" style:parent-style-name="Standard">
      <style:text-properties fo:font-weight="normal" officeooo:rsid="00380bfc" officeooo:paragraph-rsid="00380bf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officeooo:rsid="00170ea5"/>
    </style:style>
    <style:style style:name="T4" style:family="text">
      <style:text-properties officeooo:rsid="001b26ff"/>
    </style:style>
    <style:style style:name="T5" style:family="text">
      <style:text-properties officeooo:rsid="0020ca14"/>
    </style:style>
    <style:style style:name="T6" style:family="text">
      <style:text-properties officeooo:rsid="0021a172"/>
    </style:style>
    <style:style style:name="T7" style:family="text">
      <style:text-properties officeooo:rsid="00227875"/>
    </style:style>
    <style:style style:name="T8" style:family="text">
      <style:text-properties officeooo:rsid="002b6b5a"/>
    </style:style>
    <style:style style:name="T9" style:family="text">
      <style:text-properties officeooo:rsid="002d4193"/>
    </style:style>
    <style:style style:name="T10" style:family="text">
      <style:text-properties officeooo:rsid="0030829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56b9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3">23</text:span><text:span text:style-name="T2">rd</text:span><text:span text:style-name="T3"> </text:span>Dec 2015</text:p>
      <text:p text:style-name="P1">No Lesson</text:p>
      <text:p text:style-name="Standard"/>
      <text:p text:style-name="P4">Weds <text:span text:style-name="T3">30</text:span><text:span text:style-name="T2">th</text:span><text:span text:style-name="T3"> </text:span>Dec 2015</text:p>
      <text:p text:style-name="P15">2<text:span text:style-name="T1">nd</text:span> </text:p>
      <text:p text:style-name="P16">Not sure, sorry!</text:p>
      <text:p text:style-name="P27">Functions!</text:p>
      <text:p text:style-name="P27">Homework - write a function to evaluate a quadratic</text:p>
      <text:p text:style-name="P27">Seb's function didn't take any arguments, the values were hard-coded into the function.</text:p>
      <text:p text:style-name="P15"/>
      <text:p text:style-name="P15"/>
      <text:p text:style-name="P3">Weds 6<text:span text:style-name="T1">th</text:span> Jan 2016</text:p>
      <text:p text:style-name="P15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7">AND, OR, if-else</text:span></text:p>
      <text:p text:style-name="P1"/>
      <text:p text:style-name="Standard"/>
      <text:p text:style-name="P3">Weds 13<text:span text:style-name="T1">th</text:span> Jan 2016</text:p>
      <text:p text:style-name="P15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15">15<text:span text:style-name="T1">th</text:span> Jan - created Google Drive folders to hold source materials, homeworks, slides etc.</text:p>
      <text:p text:style-name="P15"/>
      <text:p text:style-name="P15"/>
      <text:p text:style-name="P15"/>
      <text:p text:style-name="P6">20<text:span text:style-name="T1">th</text:span> Jan 2016</text:p>
      <text:p text:style-name="P30">5<text:span text:style-name="T1">th</text:span> </text:p>
      <text:p text:style-name="P28">Seb hadn't done the homework, so we looked at that.</text:p>
      <text:p text:style-name="P28"/>
      <text:p text:style-name="P15"/>
      <text:p text:style-name="P15"/>
      <text:p text:style-name="P6">27<text:span text:style-name="T1">th</text:span> Jan 2016</text:p>
      <text:p text:style-name="P30">6<text:span text:style-name="T1">th</text:span> </text:p>
      <text:p text:style-name="P29">Seb was about his most engaged and interacted well. <text:s/>He had fixed the console problem in NB, but hadn't seen page 2 with the homework on it, so I talked him through the specimen solution.</text:p>
      <text:p text:style-name="P29"/>
      <text:p text:style-name="P29">We looked at more string functions.</text:p>
      <text:p text:style-name="P29">Did strtol - he called it “turtle”, I didn't get it for a while!</text:p>
      <text:p text:style-name="P29">He hadn't heard much about number bases, so I did a brief diversion into hex.</text:p>
      <text:p text:style-name="P29">He seemed his most keen when thinking about strtol. <text:s/>We're heading towards doing the calculator, in C.</text:p>
      <text:p text:style-name="P29"/>
      <text:p text:style-name="P29">Paid £20. <text:s/>Steve didn't seem at all relaxed.</text:p>
      <text:p text:style-name="P29"/>
      <text:p text:style-name="P31">To do:: do a printed summary sheet of functions and language features for Seb to keep, he said that it would help him.</text:p>
      <text:p text:style-name="P29"/>
      <text:p text:style-name="P29"/>
      <text:p text:style-name="P7">3<text:span text:style-name="T1">rd</text:span> Feb 2016</text:p>
      <text:p text:style-name="P30">7<text:span text:style-name="T1">th</text:span> <text:span text:style-name="T9">lesson</text:span></text:p>
      <text:p text:style-name="P30"/>
      <text:p text:style-name="P32">Seb didn't have time to do the homework.</text:p>
      <text:p text:style-name="P32">We got through the slides in a bout 30 mins! <text:s/>So we did a load of work on the calculator, me guiding it. <text:s/>Note- best way to stretch things is to get him to type loads.</text:p>
      <text:p text:style-name="P32">Wasn't too happy with the quality today, it was a bit fragmented. <text:s/>Looked at state diagrams and enums, but didn't really get to use either very much.</text:p>
      <text:p text:style-name="P32"/>
      <text:p text:style-name="P32">his h/w - put in division by zero trap.</text:p>
      <text:p text:style-name="P32"/>
      <text:p text:style-name="P32">Had a long chat with Steve, about running, and his work at Naim. <text:s/>They do some seriously impressive hi-fi.</text:p>
      <text:p text:style-name="P32"/>
      <text:p text:style-name="P32">Paid £20.</text:p>
      <text:p text:style-name="P32"/>
      <text:p text:style-name="P32">Need to add a memory to the calculator, and maybe a last answer feature.</text:p>
      <text:p text:style-name="P32"/>
      <text:p text:style-name="P8">10<text:span text:style-name="T1">th</text:span> Feb 2016</text:p>
      <text:p text:style-name="P30"/>
      <text:p text:style-name="P33">No lesson, Seb was ill.</text:p>
      <text:p text:style-name="P33"/>
      <text:p text:style-name="P8"><text:soft-page-break/>17<text:span text:style-name="T1">th</text:span> Feb 2016</text:p>
      <text:p text:style-name="P33">8<text:span text:style-name="T1">th</text:span> Lesson</text:p>
      <text:p text:style-name="P33"/>
      <text:p text:style-name="P33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33"/>
      <text:p text:style-name="P33">Pointed out where he was calculating the answer of each calculation twice.</text:p>
      <text:p text:style-name="P33"/>
      <text:p text:style-name="P33">We worked through the powerl() code, writing the test cases, coding the test function, then the two p<text:span text:style-name="T9">a</text:span>rts of the powerl() - dealing with the trivial cases, and doing the actual power calculation. <text:s/>He was very tired in the middle, but perked up towards the end.</text:p>
      <text:p text:style-name="P33"/>
      <text:p text:style-name="P33">Steve said that he was so enjoying it, said he was “buzzing” after the previous lesson! <text:s/>Which was really encouraging, as I wondered if he was bored of all this systems-style programming.</text:p>
      <text:p text:style-name="P33"/>
      <text:p text:style-name="P33">We talked about the possibility of showing him some arduino projects, as they're written in C.</text:p>
      <text:p text:style-name="P33"/>
      <text:p text:style-name="P33">Homework: write a factorial function, based on the loop part of powerl().</text:p>
      <text:p text:style-name="P33"/>
      <text:p text:style-name="P35">Paid £20. <text:s/>£160 so fa<text:span text:style-name="T8">r.</text:span></text:p>
      <text:p text:style-name="P34">Next time: use an enum of operations, classify them early, add unary functions, need a note of how many args each one takes.</text:p>
      <text:p text:style-name="P30"/>
      <text:p text:style-name="P30"/>
      <text:p text:style-name="P30"/>
      <text:p text:style-name="P37">24<text:span text:style-name="T1">th</text:span> February 2016</text:p>
      <text:p text:style-name="P36">I was tired, felt that I didn't talk very fluidly. <text:s/>Seb was a bit tired too.</text:p>
      <text:p text:style-name="P36">We looked at recursive functions, and wrote an iterative and recursive factorial function, complete with the tests. <text:s/>He quickly added it to the calculator, which was good.</text:p>
      <text:p text:style-name="P36"/>
      <text:p text:style-name="P36">Paid £20, £180 to date.</text:p>
      <text:p text:style-name="P36"/>
      <text:p text:style-name="P36">Next time:- classifying operations with an enum, adding number of args each op wants.</text:p>
      <text:p text:style-name="P36">To do :: error handling.</text:p>
      <text:p text:style-name="P36"/>
      <text:p text:style-name="P38">More on arrays and strings.</text:p>
      <text:p text:style-name="P38"/>
      <text:p text:style-name="P38">Interfacing to other code</text:p>
      <text:p text:style-name="P38"/>
      <text:p text:style-name="P38">data structures, modelling the data in a problem.</text:p>
      <text:p text:style-name="P38"/>
      <text:p text:style-name="P38">algorithms. <text:s/>Donald Knuth.</text:p>
      <text:p text:style-name="P30"/>
      <text:p text:style-name="P5">Roadmap</text:p>
      <text:p text:style-name="P5"/>
      <text:p text:style-name="P17">Strings</text:p>
      <text:p text:style-name="P17">Arrays</text:p>
      <text:p text:style-name="P17">(pointers)</text:p>
      <text:p text:style-name="P17">user input, <text:span text:style-name="T5">gets,</text:span> <text:span text:style-name="T5">strtol</text:span></text:p>
      <text:p text:style-name="P17">simple calculator - number, op, number, result.</text:p>
      <text:p text:style-name="P17"><text:soft-page-break/>implement stack ADT</text:p>
      <text:p text:style-name="P17">more complex RPN calculator, <text:span text:style-name="T6">handle unary operations like sqrt and !</text:span></text:p>
      <text:p text:style-name="P17"/>
      <text:p text:style-name="P18">error handling</text:p>
      <text:p text:style-name="P18">pointers</text:p>
      <text:p text:style-name="P18"/>
      <text:p text:style-name="P17"/>
      <text:p text:style-name="P17"/>
      <text:p text:style-name="P17">far future:</text:p>
      <text:p text:style-name="P17">libraries</text:p>
      <text:p text:style-name="P17"/>
      <text:p text:style-name="P17">files</text:p>
      <text:p text:style-name="P17">graphics <text:span text:style-name="T4">for games. <text:s/>Breakout game. <text:s/>what graphics framework - SDL?</text:span></text:p>
      <text:p text:style-name="P17">sound</text:p>
      <text:p text:style-name="P17"/>
      <text:p text:style-name="P17">ex<text:span text:style-name="T6">c</text:span>eptions</text:p>
      <text:p text:style-name="P17"/>
      <text:p text:style-name="P17">possible:</text:p>
      <text:p text:style-name="P17"/>
      <text:p text:style-name="P17">a nethack-style game</text:p>
      <text:p text:style-name="P17">a simple board game 8x8 array</text:p>
      <text:p text:style-name="P17"/>
      <text:p text:style-name="P20">a simple robots or rhino game, where there are obstructions to move around, and robots chase you. <text:s/>turn-based, we'd need to read single direction keys, and have cursor control (to redraw the screen).</text:p>
      <text:p text:style-name="P20"/>
      <text:p text:style-name="P9"/>
      <text:p text:style-name="P9"/>
      <text:p text:style-name="P10">2<text:span text:style-name="T10">8</text:span><text:span text:style-name="T1">th</text:span> September 2016</text:p>
      <text:p text:style-name="P10"/>
      <text:p text:style-name="P19">First lesson of the restart. <text:s/>Seb seems quite different, much more communicative and engaged. <text:s/>He showed me an adventure game that he'd written in python and Lua. <text:s/>He's been collaberating with his cousin, who is doing GCSE comp sci.</text:p>
      <text:p text:style-name="P19"/>
      <text:p text:style-name="P19">I made a point of asking lots of questions, asking him to explain things. <text:s/>It seemed to work quite well, rather than just reading things off a screen, that he was reading as well.</text:p>
      <text:p text:style-name="P19"/>
      <text:p text:style-name="P19">He said that he wasn't very clear on arrays, so I think we can produce a lesson on that.</text:p>
      <text:p text:style-name="P19"/>
      <text:p text:style-name="P19">£20. <text:s/>No lesson next week, its Seb's birthday.</text:p>
      <text:p text:style-name="P19"/>
      <text:p text:style-name="P12">12<text:span text:style-name="T1">th</text:span> October</text:p>
      <text:p text:style-name="P23"/>
      <text:p text:style-name="P23">Second lesson of the restart.</text:p>
      <text:p text:style-name="P23"/>
      <text:p text:style-name="P12">26<text:span text:style-name="T1">th</text:span> October</text:p>
      <text:p text:style-name="P23"/>
      <text:p text:style-name="P23">Third lesson of the restart.</text:p>
      <text:p text:style-name="P23"/>
      <text:p text:style-name="P11">9<text:span text:style-name="T1">th</text:span> November 2016</text:p>
      <text:p text:style-name="P21">Cancelled at literally the last minute by Steve, I was heading towards the door when the phone rang. <text:s text:c="3"/>Seb was ill. <text:s/>Quite ill, as it turned out, on antibiotics, three-week chest infection.</text:p>
      <text:p text:style-name="P21"/>
      <text:p text:style-name="P21"><text:soft-page-break/></text:p>
      <text:p text:style-name="P11">16<text:span text:style-name="T1">th</text:span> November 2016</text:p>
      <text:p text:style-name="P21"/>
      <text:p text:style-name="P23">Fourth lesson of the restart.</text:p>
      <text:p text:style-name="P22"/>
      <text:p text:style-name="P22">Seb had a chest infection still, he'd been off school all week, going back tomorrow.</text:p>
      <text:p text:style-name="P21">Doing stuff with 1d and 2d arrays.</text:p>
      <text:p text:style-name="P21">Strings as char arrays.</text:p>
      <text:p text:style-name="P21">2d array with a poem in it.</text:p>
      <text:p text:style-name="P21">filling a Times table, and printing it</text:p>
      <text:p text:style-name="P21">chessboard and gold coins example. <text:s/>Had problems with the long double type, it kept printing NaN on his machine.</text:p>
      <text:p text:style-name="P21">Changing powerl to be a double type, to calculate 2^64 - 1</text:p>
      <text:p text:style-name="P24">Seb asked what would happen if you printed strings as an integer, and discovered that they are really memory addresses of the start of the string!</text:p>
      <text:p text:style-name="P24"/>
      <text:p text:style-name="P24">Its so good to see how he's progressing, he's a good deal better than a year ago, and communicates a lot better too.</text:p>
      <text:p text:style-name="P21"/>
      <text:p text:style-name="P21"/>
      <text:p text:style-name="P24">We only got through about 16 pages, so I've plenty of stuff for the next few lessons.</text:p>
      <text:p text:style-name="P24"/>
      <text:p text:style-name="P21"/>
      <text:p text:style-name="P21">£20.</text:p>
      <text:p text:style-name="P21"/>
      <text:p text:style-name="P13">30<text:span text:style-name="T1">th</text:span> November 2016</text:p>
      <text:p text:style-name="P24"/>
      <text:p text:style-name="P24"><text:tab/>Going to do :- Random numbers, simple crypto, and maybe random landcsapes. <text:s/>Need gnuplot to plot the data.</text:p>
      <text:p text:style-name="P24"/>
      <text:p text:style-name="P25">We just did the random numbers, generating them using rand(), and trying to make our own LCG using numbers from Wikipedia, it worked quite well.</text:p>
      <text:p text:style-name="P25"/>
      <text:p text:style-name="P25">Next time we'll use the affine cipher stuff, and do the lottery simulation. <text:s/>Agreed to do the enxt lesson on 7<text:span text:style-name="T1">th</text:span>, which I'll have to alter.</text:p>
      <text:p text:style-name="P25"/>
      <text:p text:style-name="P25">£20</text:p>
      <text:p text:style-name="P24"/>
      <text:p text:style-name="P13">14<text:span text:style-name="T1">th</text:span> December 2016</text:p>
      <text:p text:style-name="P13"/>
      <text:p text:style-name="P24"><text:tab/>Pointers!</text:p>
      <text:p text:style-name="P13"/>
      <text:p text:style-name="P13">28<text:span text:style-name="T1">th</text:span> December 2016?</text:p>
      <text:p text:style-name="P13"/>
      <text:p text:style-name="P13"/>
      <text:p text:style-name="P14">4<text:span text:style-name="T1">th</text:span> May 2017</text:p>
      <text:p text:style-name="P26"/>
      <text:p text:style-name="P26"/>
      <text:p text:style-name="P26"/>
      <text:p text:style-name="P14">10<text:span text:style-name="T1">th</text:span> May</text:p>
      <text:p text:style-name="P26">No lesson</text:p>
      <text:p text:style-name="P26"/>
      <text:p text:style-name="P14"><text:soft-page-break/>17<text:span text:style-name="T1">th</text:span> May 2017</text:p>
      <text:p text:style-name="P14"/>
      <text:p text:style-name="P26">A recap of structures, how to declare, and access elements</text:p>
      <text:p text:style-name="P26">recap structure pointers, and → operator</text:p>
      <text:p text:style-name="P41">using strcpy() to place a string inside a structure.</text:p>
      <text:p text:style-name="P42">using an enum to add a race to a d&amp;d player stats structure</text:p>
      <text:p text:style-name="P41"/>
      <text:p text:style-name="P14"/>
      <text:p text:style-name="P26">linked list. <text:s/>creating one, linking the items together, using NULL to indicate no next item.</text:p>
      <text:p text:style-name="P26">writing code to traverse the pointers to print out data items</text:p>
      <text:p text:style-name="P26">manually removing an element, and adding one.</text:p>
      <text:p text:style-name="P14"/>
      <text:p text:style-name="P26">Seb did really well here, he understands the old stuff, and seemed to quickly get the concept of a linked list. <text:s/>He initially thought that </text:p>
      <text:p text:style-name="P14"/>
      <text:p text:style-name="P26">struct item {</text:p>
      <text:p text:style-name="P26"><text:tab/>int data;</text:p>
      <text:p text:style-name="P26"><text:tab/>struct item * item_ptr;</text:p>
      <text:p text:style-name="P26"><text:tab/>} ;</text:p>
      <text:p text:style-name="P14"/>
      <text:p text:style-name="P26">the item_ptr would point to another field within the same structure, but was correct in the end.</text:p>
      <text:p text:style-name="P14"/>
      <text:p text:style-name="P14"><text:span text:style-name="T11">Really pleased, he's </text:span><text:span text:style-name="T12">learning</text:span><text:span text:style-name="T11"> a great deal. <text:s/>They are in Kos next two Wednesdays, so I can email things to Jen for him to do. <text:s/>£40 -- this time + last time.</text:span></text:p>
      <text:p text:style-name="P14"/>
      <text:p text:style-name="P40">Next time: ansi control codes, for a bit of f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7-05-18T18:54:08.615540894</dc:date>
    <dc:creator>Mark Woodrow</dc:creator>
    <meta:editing-duration>PT31M23S</meta:editing-duration>
    <meta:editing-cycles>23</meta:editing-cycles>
    <meta:generator>LibreOffice/4.2.8.2$Linux_x86 LibreOffice_project/420m0$Build-2</meta:generator>
    <meta:document-statistic meta:table-count="0" meta:image-count="0" meta:object-count="0" meta:page-count="6" meta:paragraph-count="148" meta:word-count="1540" meta:character-count="8472" meta:non-whitespace-character-count="7019"/>
  </office:meta>
</office:document-meta>
</file>